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8"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9"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60"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61"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62"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63"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64"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65"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66"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67"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8"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9"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70"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71"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72"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73"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74"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75"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76"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7"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8" style:family="paragraph" style:parent-style-name="Standard">
      <style:paragraph-properties fo:text-align="justify" style:justify-single-word="false"/>
      <style:text-properties officeooo:paragraph-rsid="0034fcb0"/>
    </style:style>
    <style:style style:name="P79" style:family="paragraph" style:parent-style-name="Standard">
      <style:paragraph-properties fo:text-align="justify" style:justify-single-word="false"/>
      <style:text-properties officeooo:paragraph-rsid="00446edc"/>
    </style:style>
    <style:style style:name="P80" style:family="paragraph" style:parent-style-name="Standard">
      <style:paragraph-properties fo:text-align="justify" style:justify-single-word="false"/>
      <style:text-properties officeooo:paragraph-rsid="006d7019"/>
    </style:style>
    <style:style style:name="P81" style:family="paragraph" style:parent-style-name="Standard">
      <style:paragraph-properties fo:text-align="justify" style:justify-single-word="false"/>
      <style:text-properties officeooo:paragraph-rsid="00902c35"/>
    </style:style>
    <style:style style:name="P82" style:family="paragraph" style:parent-style-name="Standard">
      <style:paragraph-properties fo:text-align="justify" style:justify-single-word="false"/>
      <style:text-properties officeooo:paragraph-rsid="007d8543"/>
    </style:style>
    <style:style style:name="P83" style:family="paragraph" style:parent-style-name="Standard">
      <style:paragraph-properties fo:text-align="justify" style:justify-single-word="false"/>
      <style:text-properties officeooo:paragraph-rsid="00c4322d"/>
    </style:style>
    <style:style style:name="P8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89"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90"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91" style:family="paragraph" style:parent-style-name="Standard">
      <style:paragraph-properties fo:text-align="justify" style:justify-single-word="false"/>
      <style:text-properties fo:font-weight="normal" officeooo:rsid="020b584b" officeooo:paragraph-rsid="020b584b" fo:background-color="#ff0000" style:font-weight-asian="normal" style:font-weight-complex="normal"/>
    </style:style>
    <style:style style:name="P92"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93" style:family="paragraph" style:parent-style-name="Standard">
      <style:paragraph-properties fo:text-align="justify" style:justify-single-word="false"/>
      <style:text-properties fo:font-weight="normal" officeooo:rsid="01f3ae8e" officeooo:paragraph-rsid="021af779" fo:background-color="transparent" style:font-weight-asian="normal" style:font-weight-complex="normal"/>
    </style:style>
    <style:style style:name="P94"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95" style:family="paragraph" style:parent-style-name="Standard">
      <style:paragraph-properties fo:text-align="justify" style:justify-single-word="false"/>
      <style:text-properties fo:font-weight="normal" officeooo:rsid="021057de" officeooo:paragraph-rsid="021af779" fo:background-color="transparent" style:font-weight-asian="normal" style:font-weight-complex="normal"/>
    </style:style>
    <style:style style:name="P96"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97"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98" style:family="paragraph" style:parent-style-name="Standard">
      <style:paragraph-properties fo:text-align="justify" style:justify-single-word="false"/>
      <style:text-properties fo:font-weight="normal" officeooo:rsid="02117fe5" officeooo:paragraph-rsid="02136236" fo:background-color="transparent" style:font-weight-asian="normal" style:font-weight-complex="normal"/>
    </style:style>
    <style:style style:name="P99"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52fca" fo:background-color="#ffffff" loext:char-shading-value="0"/>
    </style:style>
    <style:style style:name="T68" style:family="text">
      <style:text-properties officeooo:rsid="01eb42d2" fo:background-color="#ffffff" loext:char-shading-value="0"/>
    </style:style>
    <style:style style:name="T69" style:family="text">
      <style:text-properties officeooo:rsid="01ec9218" fo:background-color="#ffffff" loext:char-shading-value="0"/>
    </style:style>
    <style:style style:name="T70" style:family="text">
      <style:text-properties officeooo:rsid="00ee43cd" fo:background-color="#ffffff" loext:char-shading-value="0"/>
    </style:style>
    <style:style style:name="T71" style:family="text">
      <style:text-properties officeooo:rsid="01f6aad3" fo:background-color="#ffffff" loext:char-shading-value="0"/>
    </style:style>
    <style:style style:name="T72" style:family="text">
      <style:text-properties officeooo:rsid="01f82878" fo:background-color="#ffffff" loext:char-shading-value="0"/>
    </style:style>
    <style:style style:name="T73" style:family="text">
      <style:text-properties officeooo:rsid="01f8a238" fo:background-color="#ffffff" loext:char-shading-value="0"/>
    </style:style>
    <style:style style:name="T74" style:family="text">
      <style:text-properties officeooo:rsid="01f8c4df" fo:background-color="#ffffff" loext:char-shading-value="0"/>
    </style:style>
    <style:style style:name="T75" style:family="text">
      <style:text-properties officeooo:rsid="01f9a872" fo:background-color="#ffffff" loext:char-shading-value="0"/>
    </style:style>
    <style:style style:name="T76" style:family="text">
      <style:text-properties officeooo:rsid="01fc5e75" fo:background-color="#ffffff" loext:char-shading-value="0"/>
    </style:style>
    <style:style style:name="T77" style:family="text">
      <style:text-properties fo:font-weight="normal" officeooo:rsid="0031268a" fo:background-color="#ffff00" loext:char-shading-value="0" style:font-weight-asian="normal" style:font-weight-complex="normal"/>
    </style:style>
    <style:style style:name="T78" style:family="text">
      <style:text-properties fo:font-weight="normal" officeooo:rsid="0033513c" fo:background-color="#ffff00" loext:char-shading-value="0" style:font-weight-asian="normal" style:font-weight-complex="normal"/>
    </style:style>
    <style:style style:name="T79" style:family="text">
      <style:text-properties fo:font-weight="normal" officeooo:rsid="001afa86" fo:background-color="#ffff00" loext:char-shading-value="0" style:font-weight-asian="normal" style:font-weight-complex="normal"/>
    </style:style>
    <style:style style:name="T80" style:family="text">
      <style:text-properties fo:font-weight="normal" officeooo:rsid="0129ae08" fo:background-color="#ffff00" loext:char-shading-value="0" style:font-weight-asian="normal" style:font-weight-complex="normal"/>
    </style:style>
    <style:style style:name="T81" style:family="text">
      <style:text-properties fo:font-weight="normal" officeooo:rsid="0129e675" fo:background-color="#ffff00" loext:char-shading-value="0" style:font-weight-asian="normal" style:font-weight-complex="normal"/>
    </style:style>
    <style:style style:name="T82" style:family="text">
      <style:text-properties fo:font-weight="normal" officeooo:rsid="002bba10" fo:background-color="transparent" loext:char-shading-value="0" style:font-weight-asian="normal" style:font-weight-complex="normal"/>
    </style:style>
    <style:style style:name="T83" style:family="text">
      <style:text-properties fo:font-weight="normal" officeooo:rsid="002f7f54" fo:background-color="transparent" loext:char-shading-value="0" style:font-weight-asian="normal" style:font-weight-complex="normal"/>
    </style:style>
    <style:style style:name="T84" style:family="text">
      <style:text-properties fo:font-weight="normal" officeooo:rsid="002d94ca" fo:background-color="transparent" loext:char-shading-value="0" style:font-weight-asian="normal" style:font-weight-complex="normal"/>
    </style:style>
    <style:style style:name="T85" style:family="text">
      <style:text-properties fo:font-weight="normal" officeooo:rsid="0031268a" fo:background-color="transparent" loext:char-shading-value="0" style:font-weight-asian="normal" style:font-weight-complex="normal"/>
    </style:style>
    <style:style style:name="T86" style:family="text">
      <style:text-properties fo:font-weight="normal" officeooo:rsid="00314d92" fo:background-color="transparent" loext:char-shading-value="0" style:font-weight-asian="normal" style:font-weight-complex="normal"/>
    </style:style>
    <style:style style:name="T87" style:family="text">
      <style:text-properties fo:font-weight="normal" officeooo:rsid="00318667" fo:background-color="transparent" loext:char-shading-value="0" style:font-weight-asian="normal" style:font-weight-complex="normal"/>
    </style:style>
    <style:style style:name="T88" style:family="text">
      <style:text-properties fo:font-weight="normal" officeooo:rsid="003656e3" fo:background-color="transparent" loext:char-shading-value="0" style:font-weight-asian="normal" style:font-weight-complex="normal"/>
    </style:style>
    <style:style style:name="T89" style:family="text">
      <style:text-properties fo:font-weight="normal" officeooo:rsid="0019a593" fo:background-color="transparent" loext:char-shading-value="0" style:font-weight-asian="normal" style:font-weight-complex="normal"/>
    </style:style>
    <style:style style:name="T90" style:family="text">
      <style:text-properties fo:font-weight="normal" officeooo:rsid="0021fca0" fo:background-color="transparent" loext:char-shading-value="0" style:font-weight-asian="normal" style:font-weight-complex="normal"/>
    </style:style>
    <style:style style:name="T91" style:family="text">
      <style:text-properties fo:font-weight="normal" officeooo:rsid="001d6ede" fo:background-color="transparent" loext:char-shading-value="0" style:font-weight-asian="normal" style:font-weight-complex="normal"/>
    </style:style>
    <style:style style:name="T92" style:family="text">
      <style:text-properties fo:font-weight="normal" officeooo:rsid="001ed799" fo:background-color="transparent" loext:char-shading-value="0" style:font-weight-asian="normal" style:font-weight-complex="normal"/>
    </style:style>
    <style:style style:name="T93" style:family="text">
      <style:text-properties fo:font-weight="normal" officeooo:rsid="00446edc" fo:background-color="transparent" loext:char-shading-value="0" style:font-weight-asian="normal" style:font-weight-complex="normal"/>
    </style:style>
    <style:style style:name="T94" style:family="text">
      <style:text-properties fo:font-weight="normal" officeooo:rsid="00289636" fo:background-color="transparent" loext:char-shading-value="0" style:font-weight-asian="normal" style:font-weight-complex="normal"/>
    </style:style>
    <style:style style:name="T95" style:family="text">
      <style:text-properties fo:font-weight="normal" officeooo:rsid="001afa86" fo:background-color="transparent" loext:char-shading-value="0" style:font-weight-asian="normal" style:font-weight-complex="normal"/>
    </style:style>
    <style:style style:name="T96" style:family="text">
      <style:text-properties fo:font-weight="normal" officeooo:rsid="0045c878" fo:background-color="transparent" loext:char-shading-value="0" style:font-weight-asian="normal" style:font-weight-complex="normal"/>
    </style:style>
    <style:style style:name="T97" style:family="text">
      <style:text-properties fo:font-weight="normal" officeooo:rsid="005bb338" fo:background-color="transparent" loext:char-shading-value="0" style:font-weight-asian="normal" style:font-weight-complex="normal"/>
    </style:style>
    <style:style style:name="T98" style:family="text">
      <style:text-properties fo:font-weight="normal" officeooo:rsid="0061558f" fo:background-color="transparent" loext:char-shading-value="0" style:font-weight-asian="normal" style:font-weight-complex="normal"/>
    </style:style>
    <style:style style:name="T99" style:family="text">
      <style:text-properties fo:font-weight="normal" officeooo:rsid="0066687f" fo:background-color="transparent" loext:char-shading-value="0" style:font-weight-asian="normal" style:font-weight-complex="normal"/>
    </style:style>
    <style:style style:name="T100" style:family="text">
      <style:text-properties fo:font-weight="normal" fo:background-color="#00ffff" loext:char-shading-value="0" style:font-weight-asian="normal" style:font-weight-complex="normal"/>
    </style:style>
    <style:style style:name="T101" style:family="text">
      <style:text-properties fo:font-weight="normal" officeooo:rsid="0019a593" fo:background-color="#00ffff" loext:char-shading-value="0" style:font-weight-asian="normal" style:font-weight-complex="normal"/>
    </style:style>
    <style:style style:name="T102" style:family="text">
      <style:text-properties fo:font-weight="normal" officeooo:rsid="007d8543" fo:background-color="#00ffff" loext:char-shading-value="0" style:font-weight-asian="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128d612" style:font-weight-asian="normal" style:font-weight-complex="normal"/>
    </style:style>
    <style:style style:name="T105" style:family="text">
      <style:text-properties fo:font-weight="normal" officeooo:rsid="0129ae08" style:font-weight-asian="normal" style:font-weight-complex="normal"/>
    </style:style>
    <style:style style:name="T106" style:family="text">
      <style:text-properties fo:font-weight="normal" officeooo:rsid="0129e675" style:font-weight-asian="normal" style:font-weight-complex="normal"/>
    </style:style>
    <style:style style:name="T107" style:family="text">
      <style:text-properties fo:font-weight="normal" officeooo:rsid="012a895c" style:font-weight-asian="normal" style:font-weight-complex="normal"/>
    </style:style>
    <style:style style:name="T108" style:family="text">
      <style:text-properties fo:font-weight="normal" officeooo:rsid="012b8e13" style:font-weight-asian="normal" style:font-weight-complex="normal"/>
    </style:style>
    <style:style style:name="T109" style:family="text">
      <style:text-properties fo:font-weight="normal" officeooo:rsid="012e536e" style:font-weight-asian="normal" style:font-weight-complex="normal"/>
    </style:style>
    <style:style style:name="T110" style:family="text">
      <style:text-properties fo:font-weight="normal" officeooo:rsid="01303f13" style:font-weight-asian="normal" style:font-weight-complex="normal"/>
    </style:style>
    <style:style style:name="T111" style:family="text">
      <style:text-properties fo:font-weight="normal" officeooo:rsid="0136b827" style:font-weight-asian="normal" style:font-weight-complex="normal"/>
    </style:style>
    <style:style style:name="T112" style:family="text">
      <style:text-properties fo:font-weight="normal" officeooo:rsid="0138787c" style:font-weight-asian="normal" style:font-weight-complex="normal"/>
    </style:style>
    <style:style style:name="T113" style:family="text">
      <style:text-properties fo:font-weight="normal" officeooo:rsid="0139092b" style:font-weight-asian="normal" style:font-weight-complex="normal"/>
    </style:style>
    <style:style style:name="T114" style:family="text">
      <style:text-properties fo:font-weight="normal" officeooo:rsid="01398092" style:font-weight-asian="normal" style:font-weight-complex="normal"/>
    </style:style>
    <style:style style:name="T115" style:family="text">
      <style:text-properties fo:font-weight="normal" officeooo:rsid="013d274f" style:font-weight-asian="normal" style:font-weight-complex="normal"/>
    </style:style>
    <style:style style:name="T116" style:family="text">
      <style:text-properties fo:font-weight="normal" officeooo:rsid="0200fa44" style:font-weight-asian="normal" style:font-weight-complex="normal"/>
    </style:style>
    <style:style style:name="T117" style:family="text">
      <style:text-properties fo:font-weight="normal" fo:background-color="#fff200" loext:char-shading-value="0" style:font-weight-asian="normal" style:font-weight-complex="normal"/>
    </style:style>
    <style:style style:name="T118" style:family="text">
      <style:text-properties fo:font-weight="normal" officeooo:rsid="0136398b" fo:background-color="#fff200" loext:char-shading-value="0" style:font-weight-asian="normal" style:font-weight-complex="normal"/>
    </style:style>
    <style:style style:name="T119" style:family="text">
      <style:text-properties fo:font-weight="normal" officeooo:rsid="0136b827" fo:background-color="#fff200" loext:char-shading-value="0" style:font-weight-asian="normal" style:font-weight-complex="normal"/>
    </style:style>
    <style:style style:name="T120" style:family="text">
      <style:text-properties fo:font-weight="normal" officeooo:rsid="0138787c" fo:background-color="#fff200" loext:char-shading-value="0" style:font-weight-asian="normal" style:font-weight-complex="normal"/>
    </style:style>
    <style:style style:name="T121" style:family="text">
      <style:text-properties fo:font-weight="normal" officeooo:rsid="0139092b" fo:background-color="#fff200" loext:char-shading-value="0" style:font-weight-asian="normal" style:font-weight-complex="normal"/>
    </style:style>
    <style:style style:name="T122" style:family="text">
      <style:text-properties fo:font-weight="normal" officeooo:rsid="01e7a6f4" fo:background-color="#00ff00" loext:char-shading-value="0" style:font-weight-asian="normal" style:font-weight-complex="normal"/>
    </style:style>
    <style:style style:name="T123" style:family="text">
      <style:text-properties fo:font-weight="normal" officeooo:rsid="01f1e7fa" fo:background-color="#00ff00" loext:char-shading-value="0" style:font-weight-asian="normal" style:font-weight-complex="normal"/>
    </style:style>
    <style:style style:name="T124" style:family="text">
      <style:text-properties officeooo:rsid="00446edc"/>
    </style:style>
    <style:style style:name="T125" style:family="text">
      <style:text-properties officeooo:rsid="004528a9"/>
    </style:style>
    <style:style style:name="T126"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officeooo:rsid="001730c3" style:font-size-asian="12pt" style:font-size-complex="12pt"/>
    </style:style>
    <style:style style:name="T153" style:family="text">
      <style:text-properties fo:font-variant="normal" fo:text-transform="none" fo:color="#000000" style:font-name="Liberation Serif" fo:font-size="12pt" fo:letter-spacing="normal" fo:font-style="normal" officeooo:rsid="010bc7ff" style:font-size-asian="12pt" style:font-size-complex="12pt"/>
    </style:style>
    <style:style style:name="T154" style:family="text">
      <style:text-properties fo:font-variant="normal" fo:text-transform="none" fo:color="#000000" style:font-name="Liberation Serif" fo:font-size="12pt" fo:letter-spacing="normal" fo:font-style="normal" officeooo:rsid="0111c4af" style:font-size-asian="12pt" style:font-size-complex="12pt"/>
    </style:style>
    <style:style style:name="T155" style:family="text">
      <style:text-properties fo:font-variant="normal" fo:text-transform="none" fo:color="#000000" style:font-name="Liberation Serif" fo:font-size="12pt" fo:letter-spacing="normal" fo:font-style="normal" officeooo:rsid="0112a6ab" style:font-size-asian="12pt" style:font-size-complex="12pt"/>
    </style:style>
    <style:style style:name="T156"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7"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64"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65"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66"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7"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8"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9"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70"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71" style:family="text">
      <style:text-properties style:font-name="Liberation Serif" fo:font-size="12pt" fo:font-weight="normal" officeooo:rsid="00ee43cd" style:font-size-asian="12pt" style:font-weight-asian="normal" style:font-size-complex="12pt" style:font-weight-complex="normal"/>
    </style:style>
    <style:style style:name="T172" style:family="text">
      <style:text-properties style:font-name="Liberation Serif" fo:font-size="12pt" fo:font-weight="normal" officeooo:rsid="011aacc5" style:font-size-asian="12pt" style:font-weight-asian="normal" style:font-size-complex="12pt" style:font-weight-complex="normal"/>
    </style:style>
    <style:style style:name="T173"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74"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 fo:font-size="12pt" officeooo:rsid="010aea19" style:font-size-asian="12pt" style:font-size-complex="12pt"/>
    </style:style>
    <style:style style:name="T177" style:family="text">
      <style:text-properties style:font-name="Liberation Serif" fo:font-size="12pt" officeooo:rsid="010ccb77" style:font-size-asian="12pt" style:font-size-complex="12pt"/>
    </style:style>
    <style:style style:name="T178" style:family="text">
      <style:text-properties style:font-name="Liberation Serif" fo:font-size="12pt" officeooo:rsid="0112a6ab" style:font-size-asian="12pt" style:font-size-complex="12pt"/>
    </style:style>
    <style:style style:name="T179" style:family="text">
      <style:text-properties style:font-name="Liberation Serif" fo:font-size="12pt" officeooo:rsid="01191b8d" style:font-size-asian="12pt" style:font-size-complex="12pt"/>
    </style:style>
    <style:style style:name="T180" style:family="text">
      <style:text-properties style:font-name="Liberation Serif" fo:font-size="12pt" officeooo:rsid="011aacc5" style:font-size-asian="12pt" style:font-size-complex="12pt"/>
    </style:style>
    <style:style style:name="T181" style:family="text">
      <style:text-properties style:font-name="Liberation Serif" fo:font-size="12pt" officeooo:rsid="00ee43cd" style:font-size-asian="12pt" style:font-size-complex="12pt"/>
    </style:style>
    <style:style style:name="T182" style:family="text">
      <style:text-properties style:font-name="Liberation Serif" fo:font-size="12pt" officeooo:rsid="011d8b98" style:font-size-asian="12pt" style:font-size-complex="12pt"/>
    </style:style>
    <style:style style:name="T183" style:family="text">
      <style:text-properties style:font-name="Liberation Serif" fo:font-size="12pt" officeooo:rsid="0133fe85" style:font-size-asian="12pt" style:font-size-complex="12pt"/>
    </style:style>
    <style:style style:name="T184" style:family="text">
      <style:text-properties style:font-name="Liberation Serif" fo:font-size="12pt" officeooo:rsid="0135d76a" style:font-size-asian="12pt" style:font-size-complex="12pt"/>
    </style:style>
    <style:style style:name="T185" style:family="text">
      <style:text-properties style:font-name="Liberation Serif" fo:font-size="12pt" officeooo:rsid="010aea19" fo:background-color="#ffff00" loext:char-shading-value="0" style:font-size-asian="12pt" style:font-size-complex="12pt"/>
    </style:style>
    <style:style style:name="T186" style:family="text">
      <style:text-properties style:font-name="Liberation Serif" fo:font-size="12pt" officeooo:rsid="011aacc5" fo:background-color="#ffff00" loext:char-shading-value="0" style:font-size-asian="12pt" style:font-size-complex="12pt"/>
    </style:style>
    <style:style style:name="T187" style:family="text">
      <style:text-properties style:font-name="Liberation Serif" fo:font-size="12pt" officeooo:rsid="0133fe85" fo:background-color="#7cfc00" loext:char-shading-value="0" style:font-size-asian="12pt" style:font-size-complex="12pt"/>
    </style:style>
    <style:style style:name="T188" style:family="text">
      <style:text-properties officeooo:rsid="008058e2"/>
    </style:style>
    <style:style style:name="T189" style:family="text">
      <style:text-properties officeooo:rsid="0084e239"/>
    </style:style>
    <style:style style:name="T190" style:family="text">
      <style:text-properties fo:background-color="#00ffff" loext:char-shading-value="0"/>
    </style:style>
    <style:style style:name="T191" style:family="text">
      <style:text-properties officeooo:rsid="009cf1e6" fo:background-color="#00ffff" loext:char-shading-value="0"/>
    </style:style>
    <style:style style:name="T192" style:family="text">
      <style:text-properties officeooo:rsid="00f48ad8" fo:background-color="#00ffff" loext:char-shading-value="0"/>
    </style:style>
    <style:style style:name="T193" style:family="text">
      <style:text-properties officeooo:rsid="0171087d" fo:background-color="#00ffff" loext:char-shading-value="0"/>
    </style:style>
    <style:style style:name="T194" style:family="text">
      <style:text-properties officeooo:rsid="01d2a7e1" fo:background-color="#00ffff" loext:char-shading-value="0"/>
    </style:style>
    <style:style style:name="T195" style:family="text">
      <style:text-properties officeooo:rsid="01ddd9e0" fo:background-color="#00ffff" loext:char-shading-value="0"/>
    </style:style>
    <style:style style:name="T196" style:family="text">
      <style:text-properties officeooo:rsid="01f8c4df" fo:background-color="#00ffff" loext:char-shading-value="0"/>
    </style:style>
    <style:style style:name="T197" style:family="text">
      <style:text-properties officeooo:rsid="00a3c90f"/>
    </style:style>
    <style:style style:name="T198" style:family="text">
      <style:text-properties fo:background-color="transparent" loext:char-shading-value="0"/>
    </style:style>
    <style:style style:name="T199" style:family="text">
      <style:text-properties officeooo:rsid="00a3c90f" fo:background-color="transparent" loext:char-shading-value="0"/>
    </style:style>
    <style:style style:name="T200" style:family="text">
      <style:text-properties officeooo:rsid="00a4cc34" fo:background-color="transparent" loext:char-shading-value="0"/>
    </style:style>
    <style:style style:name="T201" style:family="text">
      <style:text-properties officeooo:rsid="00c980b6" fo:background-color="transparent" loext:char-shading-value="0"/>
    </style:style>
    <style:style style:name="T202" style:family="text">
      <style:text-properties officeooo:rsid="00cb3c7e" fo:background-color="transparent" loext:char-shading-value="0"/>
    </style:style>
    <style:style style:name="T203" style:family="text">
      <style:text-properties officeooo:rsid="00cd3b87" fo:background-color="transparent" loext:char-shading-value="0"/>
    </style:style>
    <style:style style:name="T204" style:family="text">
      <style:text-properties officeooo:rsid="00f48ad8" fo:background-color="transparent" loext:char-shading-value="0"/>
    </style:style>
    <style:style style:name="T205" style:family="text">
      <style:text-properties fo:background-color="transparent" loext:char-shading-value="0"/>
    </style:style>
    <style:style style:name="T206" style:family="text">
      <style:text-properties officeooo:rsid="00d681c3"/>
    </style:style>
    <style:style style:name="T207" style:family="text">
      <style:text-properties fo:background-color="#fff200" loext:char-shading-value="0"/>
    </style:style>
    <style:style style:name="T208" style:family="text">
      <style:text-properties officeooo:rsid="00f48ad8" fo:background-color="#fff200" loext:char-shading-value="0"/>
    </style:style>
    <style:style style:name="T209" style:family="text">
      <style:text-properties officeooo:rsid="010208f7" fo:background-color="#fff200" loext:char-shading-value="0"/>
    </style:style>
    <style:style style:name="T210" style:family="text">
      <style:text-properties officeooo:rsid="017b5ff9" fo:background-color="#fff200" loext:char-shading-value="0"/>
    </style:style>
    <style:style style:name="T211" style:family="text">
      <style:text-properties officeooo:rsid="018fefe0" fo:background-color="#fff200" loext:char-shading-value="0"/>
    </style:style>
    <style:style style:name="T212" style:family="text">
      <style:text-properties officeooo:rsid="01a743c3" fo:background-color="#fff200" loext:char-shading-value="0"/>
    </style:style>
    <style:style style:name="T213" style:family="text">
      <style:text-properties officeooo:rsid="01b4f45d" fo:background-color="#fff200" loext:char-shading-value="0"/>
    </style:style>
    <style:style style:name="T214" style:family="text">
      <style:text-properties officeooo:rsid="01f59b27" fo:background-color="#fff200" loext:char-shading-value="0"/>
    </style:style>
    <style:style style:name="T215" style:family="text">
      <style:text-properties officeooo:rsid="01f82878" fo:background-color="#fff200" loext:char-shading-value="0"/>
    </style:style>
    <style:style style:name="T216" style:family="text">
      <style:text-properties officeooo:rsid="01fb6b81" fo:background-color="#fff200" loext:char-shading-value="0"/>
    </style:style>
    <style:style style:name="T217" style:family="text">
      <style:text-properties officeooo:rsid="01fdc0af" fo:background-color="#fff200" loext:char-shading-value="0"/>
    </style:style>
    <style:style style:name="T218" style:family="text">
      <style:text-properties officeooo:rsid="01ff623c" fo:background-color="#fff200" loext:char-shading-value="0"/>
    </style:style>
    <style:style style:name="T219" style:family="text">
      <style:text-properties officeooo:rsid="02036ccf" fo:background-color="#fff200" loext:char-shading-value="0"/>
    </style:style>
    <style:style style:name="T220" style:family="text">
      <style:text-properties officeooo:rsid="020545f7" fo:background-color="#fff200" loext:char-shading-value="0"/>
    </style:style>
    <style:style style:name="T221" style:family="text">
      <style:text-properties officeooo:rsid="020c77da" fo:background-color="#fff200" loext:char-shading-value="0"/>
    </style:style>
    <style:style style:name="T222" style:family="text">
      <style:text-properties officeooo:rsid="020f43e6" fo:background-color="#fff200" loext:char-shading-value="0"/>
    </style:style>
    <style:style style:name="T223" style:family="text">
      <style:text-properties officeooo:rsid="02141fa4" fo:background-color="#fff200" loext:char-shading-value="0"/>
    </style:style>
    <style:style style:name="T224" style:family="text">
      <style:text-properties officeooo:rsid="021af779" fo:background-color="#fff200" loext:char-shading-value="0"/>
    </style:style>
    <style:style style:name="T225" style:family="text">
      <style:text-properties officeooo:rsid="021f47ee" fo:background-color="#fff200" loext:char-shading-value="0"/>
    </style:style>
    <style:style style:name="T226" style:family="text">
      <style:text-properties officeooo:rsid="021ff805" fo:background-color="#fff200" loext:char-shading-value="0"/>
    </style:style>
    <style:style style:name="T227" style:family="text">
      <style:text-properties officeooo:rsid="00d79d01"/>
    </style:style>
    <style:style style:name="T228" style:family="text">
      <style:text-properties officeooo:rsid="00e34ee1"/>
    </style:style>
    <style:style style:name="T229" style:family="text">
      <style:text-properties officeooo:rsid="00ee43cd"/>
    </style:style>
    <style:style style:name="T230" style:family="text">
      <style:text-properties officeooo:rsid="00f7cd3b"/>
    </style:style>
    <style:style style:name="T231" style:family="text">
      <style:text-properties officeooo:rsid="010208f7"/>
    </style:style>
    <style:style style:name="T232" style:family="text">
      <style:text-properties officeooo:rsid="01070005"/>
    </style:style>
    <style:style style:name="T233" style:family="text">
      <style:text-properties officeooo:rsid="010892e8"/>
    </style:style>
    <style:style style:name="T234" style:family="text">
      <style:text-properties officeooo:rsid="010aea19"/>
    </style:style>
    <style:style style:name="T235" style:family="text">
      <style:text-properties officeooo:rsid="01174508"/>
    </style:style>
    <style:style style:name="T236" style:family="text">
      <style:text-properties officeooo:rsid="011d8b98"/>
    </style:style>
    <style:style style:name="T237" style:family="text">
      <style:text-properties officeooo:rsid="011effa2"/>
    </style:style>
    <style:style style:name="T238" style:family="text">
      <style:text-properties officeooo:rsid="011effa2" fo:background-color="#7cfc00" loext:char-shading-value="0"/>
    </style:style>
    <style:style style:name="T239" style:family="text">
      <style:text-properties officeooo:rsid="0136398b"/>
    </style:style>
    <style:style style:name="T240" style:family="text">
      <style:text-properties style:text-position="super 58%" fo:font-weight="normal" style:font-weight-asian="normal" style:font-weight-complex="normal"/>
    </style:style>
    <style:style style:name="T241" style:family="text">
      <style:text-properties officeooo:rsid="0136b827"/>
    </style:style>
    <style:style style:name="T242" style:family="text">
      <style:text-properties officeooo:rsid="01444352"/>
    </style:style>
    <style:style style:name="T243" style:family="text">
      <style:text-properties officeooo:rsid="014defdd"/>
    </style:style>
    <style:style style:name="T244" style:family="text">
      <style:text-properties officeooo:rsid="014fd1d4"/>
    </style:style>
    <style:style style:name="T245" style:family="text">
      <style:text-properties fo:font-style="italic" style:font-style-asian="italic" style:font-style-complex="italic"/>
    </style:style>
    <style:style style:name="T246" style:family="text">
      <style:text-properties officeooo:rsid="0171087d"/>
    </style:style>
    <style:style style:name="T247" style:family="text">
      <style:text-properties officeooo:rsid="015cc9b8"/>
    </style:style>
    <style:style style:name="T248" style:family="text">
      <style:text-properties officeooo:rsid="0187ab43"/>
    </style:style>
    <style:style style:name="T249" style:family="text">
      <style:text-properties officeooo:rsid="018fefe0"/>
    </style:style>
    <style:style style:name="T250" style:family="text">
      <style:text-properties officeooo:rsid="01a2e432"/>
    </style:style>
    <style:style style:name="T251" style:family="text">
      <style:text-properties officeooo:rsid="01b4f45d"/>
    </style:style>
    <style:style style:name="T252" style:family="text">
      <style:text-properties officeooo:rsid="01c43a04"/>
    </style:style>
    <style:style style:name="T253" style:family="text">
      <style:text-properties officeooo:rsid="01c86a35"/>
    </style:style>
    <style:style style:name="T254" style:family="text">
      <style:text-properties officeooo:rsid="01d2a7e1"/>
    </style:style>
    <style:style style:name="T255" style:family="text">
      <style:text-properties officeooo:rsid="01d88134"/>
    </style:style>
    <style:style style:name="T256" style:family="text">
      <style:text-properties officeooo:rsid="01e5bd2e" fo:background-color="#00ff00" loext:char-shading-value="0"/>
    </style:style>
    <style:style style:name="T257" style:family="text">
      <style:text-properties officeooo:rsid="01efa369"/>
    </style:style>
    <style:style style:name="T258" style:family="text">
      <style:text-properties officeooo:rsid="01f3ae8e"/>
    </style:style>
    <style:style style:name="T259" style:family="text">
      <style:text-properties officeooo:rsid="01fdc0af"/>
    </style:style>
    <style:style style:name="T260" style:family="text">
      <style:text-properties officeooo:rsid="0200fa44"/>
    </style:style>
    <style:style style:name="T261" style:family="text">
      <style:text-properties officeooo:rsid="0206ce61"/>
    </style:style>
    <style:style style:name="T262" style:family="text">
      <style:text-properties officeooo:rsid="02083358" fo:background-color="#dc143c" loext:char-shading-value="0"/>
    </style:style>
    <style:style style:name="T263" style:family="text">
      <style:text-properties officeooo:rsid="0208c812" fo:background-color="#dc143c" loext:char-shading-value="0"/>
    </style:style>
    <style:style style:name="T264" style:family="text">
      <style:text-properties officeooo:rsid="020b4981" fo:background-color="#ffffff"/>
    </style:style>
    <style:style style:name="T265" style:family="text">
      <style:text-properties fo:background-color="#adff2f" loext:char-shading-value="0"/>
    </style:style>
    <style:style style:name="T266" style:family="text">
      <style:text-properties fo:background-color="#ffffff"/>
    </style:style>
    <style:style style:name="T267" style:family="text">
      <style:text-properties officeooo:rsid="020c77da"/>
    </style:style>
    <style:style style:name="T268" style:family="text">
      <style:text-properties officeooo:rsid="020c77da" fo:background-color="#ffffff"/>
    </style:style>
    <style:style style:name="T269" style:family="text">
      <style:text-properties officeooo:rsid="020f43e6" fo:background-color="#ffffff"/>
    </style:style>
    <style:style style:name="T270" style:family="text">
      <style:text-properties officeooo:rsid="021057de"/>
    </style:style>
    <style:style style:name="T271" style:family="text">
      <style:text-properties officeooo:rsid="02136236" fo:background-color="#ffffff"/>
    </style:style>
    <style:style style:name="T272" style:family="text">
      <style:text-properties officeooo:rsid="02141fa4"/>
    </style:style>
    <style:style style:name="T273" style:family="text">
      <style:text-properties officeooo:rsid="02141fa4" fo:background-color="#ffffff"/>
    </style:style>
    <style:style style:name="T274" style:family="text">
      <style:text-properties officeooo:rsid="021a54aa" fo:background-color="#ffffff"/>
    </style:style>
    <style:style style:name="T275" style:family="text">
      <style:text-properties officeooo:rsid="021af779" fo:background-color="#ffffff"/>
    </style:style>
    <style:style style:name="T276" style:family="text">
      <style:text-properties officeooo:rsid="021f1fa2" fo:background-color="#ffffff"/>
    </style:style>
    <style:style style:name="T277" style:family="text">
      <style:text-properties officeooo:rsid="021f47ee" fo:background-color="#ffffff"/>
    </style:style>
    <style:style style:name="T278" style:family="text">
      <style:text-properties officeooo:rsid="021ff805" fo:background-color="#ffffff"/>
    </style:style>
    <style:style style:name="T279" style:family="text">
      <style:text-properties officeooo:rsid="02211bbc" fo:background-color="#ffffff"/>
    </style:style>
    <style:style style:name="T280" style:family="text">
      <style:text-properties officeooo:rsid="0221c7ef" fo:background-color="#ffffff"/>
    </style:style>
    <style:style style:name="T2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0">La historia de la genética tanto cuantitativa como molecular se remonta a la contribución de muchas personas <text:span text:style-name="T190">(Figura 1.1)</text:span>, hecho que permitió la conexión entre ambas disciplinas y el desarrollo de lo que hoy en día se conoce como selección genómica.</text:p>
      <text:p text:style-name="P10"/>
      <text:p text:style-name="P11">Figura 1.1</text:p>
      <text:p text:style-name="P11"/>
      <text:p text:style-name="P79"><text:span text:style-name="T89">La genética cuantitativa se formo hace más de un siglo en ausencia directa de datos genéticamente observables </text:span><text:span text:style-name="T79">(cita)</text:span><text:span text:style-name="T89">. Esta disciplina se formo gracias a los avances teóricos de Ronald Fisher quien proporcionó una teoría que hizo posible interpretar los descubrimientos de la genética biométrica dentro de los estudios </text:span><text:span text:style-name="T90">d</text:span><text:span text:style-name="T89">e herencia Mendeliana, permitiendo con ello unificar la</text:span><text:span text:style-name="T91">s</text:span><text:span text:style-name="T89"> escuela</text:span><text:span text:style-name="T91">s</text:span><text:span text:style-name="T89"> de pensamiento Mendeliano y biométrico que para ese entonces estaban en constante debate. Dicha teoría, denominada </text:span><text:span text:style-name="T92">como</text:span><text:span text:style-name="T89"> teoría del modelo infinitesimal, sup</text:span><text:span text:style-name="T92">uso</text:span><text:span text:style-name="T89"> que la herencia genética es principalmente aditiva, y que la varianza genética de un carácter esta determinad</text:span><text:span text:style-name="T82">a</text:span><text:span text:style-name="T89"> por un gran número de factores Mendelianos </text:span><text:span text:style-name="T93">(</text:span>hoy <text:span text:style-name="T124">en día conocidos</text:span> <text:span text:style-name="T124">como</text:span> gen<text:span text:style-name="T125">es</text:span><text:span text:style-name="T93">)</text:span><text:span text:style-name="T89">, cada uno de los cuales tiene una pequeña contribución al fenotipo de</text:span><text:span text:style-name="T94">l</text:span><text:span text:style-name="T89"> carácter</text:span><text:span text:style-name="T95"> </text:span><text:span text:style-name="T79">(cita)</text:span><text:span text:style-name="T95">. A partir de este entonces, la genética cuantitativa fue extremadamente productiva a medida que fue adhiriéndose a la teoría del modelo infinitesimal. </text:span></text:p>
      <text:p text:style-name="P19"/>
      <text:p text:style-name="P78"><text:span text:style-name="T83">Se denomina como valor de cría estimado (EBV) al </text:span><text:span text:style-name="T82">efecto genético que </text:span><text:span text:style-name="T83">un individuo</text:span><text:span text:style-name="T82"> puede transmitir </text:span><text:span text:style-name="T84">a su descendencia. Este se puede predecir en función de un modelo que relaciona el fenotipo de una población con la información de pedigrí mediante el uso de</text:span><text:span text:style-name="T83">l</text:span><text:span text:style-name="T84"> mejor predictor lineal insesgado (BLUP) </text:span><text:span text:style-name="T77">(cita)</text:span><text:span text:style-name="T84">. </text:span><text:span text:style-name="T85">Este procedimiento </text:span><text:span text:style-name="T86">fue resultado del esfuerzo de</text:span><text:span text:style-name="T85"> </text:span><text:span text:style-name="T86">Charles Roy Henderson </text:span><text:span text:style-name="T85">quien a</text:span><text:span text:style-name="T82"> </text:span><text:span text:style-name="T97">inicio</text:span><text:span text:style-name="T82"> de la década de 1950 </text:span><text:span text:style-name="T87">contribuy</text:span><text:span text:style-name="T88">ó</text:span><text:span text:style-name="T87"> a su desarrollo </text:span><text:span text:style-name="T78">(cita)</text:span><text:span text:style-name="T87">.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96">la</text:span><text:span text:style-name="T87"> información genética a su descendencia)</text:span><text:span text:style-name="T17"> </text:span><text:span text:style-name="T2">(cita)</text:span><text:span text:style-name="T17">.</text:span></text:p>
      <text:p text:style-name="P20"/>
      <text:p text:style-name="P80"><text:span text:style-name="T98">E</text:span><text:span text:style-name="T99">n otro orden de ideas, e</text:span><text:span text:style-name="T159">l rápido desarrollo de la genética molecular a partir de los años 60 permitió comprender mejor los mecanismos de la herencia. </text:span><text:span text:style-name="T160">Esta disciplina permitió,</text:span><text:span text:style-name="T159"> </text:span><text:span text:style-name="T160">a</text:span><text:span text:style-name="T161"> diferencia de</text:span><text:span text:style-name="T162"> la genética </text:span><text:span text:style-name="T160">cuantitativa</text:span><text:span text:style-name="T162">, </text:span><text:span text:style-name="T163">estudiar</text:span><text:span text:style-name="T162"> de forma directa el gen, </text:span><text:span text:style-name="T161">lo que </text:span><text:span text:style-name="T162">facilit</text:span><text:span text:style-name="T168">ó</text:span><text:span text:style-name="T162"> a </text:span><text:span text:style-name="T169">finales</text:span><text:span text:style-name="T162"> de la década de 1970 e inicio de 1980 el descubrimiento </text:span><text:span text:style-name="T161">de </text:span><text:span text:style-name="T164">secuencias variables de ADN con fenotipos fácilmente observables </text:span><text:span text:style-name="T170">(cita)</text:span><text:span text:style-name="T164">. </text:span><text:span text:style-name="T165">Son ejemplo de </text:span><text:span text:style-name="T166">estas</text:span><text:span text:style-name="T165"> secuencias (</text:span><text:span text:style-name="T163">denominadas como marcadores de ADN</text:span><text:span text:style-name="T165">) los microsatélites, </text:span><text:span text:style-name="T167">los p</text:span><text:span text:style-name="T157">olimorfismo</text:span><text:span text:style-name="T158">s</text:span><text:span text:style-name="T157"> en el tamaño de los fragmentos de restricción</text:span><text:span text:style-name="T144"> (RFLP)</text:span><text:span text:style-name="T174"> y los polimorfismos de un sólo nucleótido (SNP), siendo este último </text:span><text:span text:style-name="T175">hoy en día</text:span><text:span text:style-name="T174"> </text:span><text:span text:style-name="T145">el principal marcador utilizado para detectar variac</text:span><text:span text:style-name="T126">iones en el ADN.</text:span></text:p>
      <text:p text:style-name="P85"/>
      <text:p text:style-name="P83"><text:span text:style-name="T126">D</text:span><text:span text:style-name="T137">ichos marcadores de ADN, a</text:span><text:span text:style-name="T129">l</text:span><text:span text:style-name="T128"> </text:span><text:span text:style-name="T127">representa</text:span><text:span text:style-name="T129">r</text:span><text:span text:style-name="T127"> las diferencias en el ADN heredado por dos individuos </text:span><text:span text:style-name="T146">(cita)</text:span><text:span text:style-name="T127">, </text:span><text:span text:style-name="T129">abri</text:span><text:span text:style-name="T137">eron</text:span><text:span text:style-name="T129"> la</text:span><text:span text:style-name="T127"> posibilidad </text:span><text:span text:style-name="T131">de</text:span><text:span text:style-name="T127"> </text:span><text:span text:style-name="T131">obtener</text:span><text:span text:style-name="T127"> una predicción </text:span><text:span text:style-name="T129">más</text:span><text:span text:style-name="T127"> precisa de los </text:span><text:span text:style-name="T129">EBV </text:span><text:span text:style-name="T147">(cita)</text:span><text:span text:style-name="T129">, </text:span><text:span text:style-name="T131">comparado</text:span><text:span text:style-name="T130"> al método BLUP</text:span><text:span text:style-name="T129"> </text:span><text:span text:style-name="T130">mencionado </text:span><text:span text:style-name="T131">en</text:span><text:span text:style-name="T130"> </text:span><text:span text:style-name="T131">párrafos anteriores</text:span><text:span text:style-name="T127">.</text:span><text:span text:style-name="T126"> </text:span><text:span text:style-name="T132">Según los mismos autores </text:span><text:span text:style-name="T148">(cita)</text:span><text:span text:style-name="T132">, los primeros intentos de integrar </text:span><text:span text:style-name="T134">datos de</text:span><text:span text:style-name="T132"> marcadores de ADN en las predicciones se basaron en el supuesto de que e</text:span><text:span text:style-name="T133">ra</text:span><text:span text:style-name="T132"> posible encontrar genes que contribuye</text:span><text:span text:style-name="T134">ra</text:span><text:span text:style-name="T132">n a la variación genética del carácter. Este enfoque, conocido como etiquetado de genes </text:span><text:span text:style-name="T135">o </text:span><text:span text:style-name="T132">mapeo de QTL, </text:span><text:span text:style-name="T133">permitió </text:span><text:span text:style-name="T142">identificar l</text:span><text:span text:style-name="T133">a genética subyacente a la variación fenotípica</text:span><text:span text:style-name="T132"> </text:span><text:span text:style-name="T133">entre individuos </text:span><text:span text:style-name="T149">(cita)</text:span><text:span text:style-name="T132">.</text:span></text:p>
      <text:p text:style-name="P84"/>
      <text:p text:style-name="P81"><text:soft-page-break/><text:span text:style-name="T132">Tanto en animales como en plantas, el interés principal en el mapeo de QTL consistió </text:span><text:span text:style-name="T139">en usarse</text:span><text:span text:style-name="T132"> en un método conocido como selección asistida por marcadores (MAS) </text:span><text:span text:style-name="T150">(cita)</text:span><text:span text:style-name="T132">, proceso en el cual los individuos portadores de un marcador de ADN deseado </text:span><text:span text:style-name="T136">podían</text:span><text:span text:style-name="T132"> ser identificados y </text:span><text:span text:style-name="T141">seleccion</text:span><text:span text:style-name="T136">ados</text:span><text:span text:style-name="T132"> para aumentar la respuesta genética de caracteres cuantitativos </text:span><text:span text:style-name="T138">de relevancia económica</text:span><text:span text:style-name="T132"> </text:span><text:span text:style-name="T150">(cita)</text:span><text:span text:style-name="T132">. </text:span><text:span text:style-name="T136">Blasco y Toro </text:span><text:span text:style-name="T150">(cita)</text:span><text:span text:style-name="T136"> describen la MAS como un proceso </text:span><text:span text:style-name="T140">en el cual se detectan genes que afectan directamente un carácter (QTL), que al ser seleccionados, logran una mejora genética al aumentar </text:span><text:span text:style-name="T143">su frecuencia</text:span><text:span text:style-name="T136"> </text:span><text:span text:style-name="T151">(Figura 1.2)</text:span><text:span text:style-name="T136">.</text:span></text:p>
      <text:p text:style-name="P86"/>
      <text:p text:style-name="P82"><text:span text:style-name="T101">Figura 1.</text:span><text:span text:style-name="T102">2</text:span></text:p>
      <text:p text:style-name="P21"/>
      <text:p text:style-name="P22">Si bien la MAS abrió <text:span text:style-name="T189">la</text:span> posibilidad <text:span text:style-name="T189">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57"/>
      <text:p text:style-name="P26"><text:span text:style-name="T22">F</text:span><text:span text:style-name="T16">inalmente, </text:span><text:span text:style-name="T26">en el año 2001,</text:span><text:span text:style-name="T16"> </text:span><text:span text:style-name="T206">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57"/>
      <text:p text:style-name="P2">La selección genómica</text:p>
      <text:p text:style-name="P2"/>
      <text:p text:style-name="P2">- Definición de la selección genómica</text:p>
      <text:p text:style-name="P2"/>
      <text:p text:style-name="P24">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191">(Figura 1.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3"/>
      <text:p text:style-name="P12">Figura 1.<text:span text:style-name="T188">3</text:span></text:p>
      <text:p text:style-name="P12"/>
      <text:p text:style-name="P68"><text:span text:style-name="T198">El uso de </text:span><text:span text:style-name="T199">decenas de miles de</text:span><text:span text:style-name="T198"> marcadores </text:span><text:span text:style-name="T199">de ADN</text:span><text:span text:style-name="T198"> es una de las características fundamentales de </text:span><text:span text:style-name="T199">la selección genómica </text:span><text:span text:style-name="T197">(cita)</text:span><text:span text:style-name="T199">. </text:span><text:span text:style-name="T200">Al contar con tal cantidad, </text:span><text:span text:style-name="T201">la probabilidad de que algunos de estos marcadores estén en desequilibrio de ligamiento con el QTL tiende a aumentar </text:span><text:span text:style-name="T36">(cita)</text:span><text:span text:style-name="T201">, con lo cual, aún cuando dichos marcadores no t</text:span><text:span text:style-name="T202">i</text:span><text:span text:style-name="T201">en</text:span><text:span text:style-name="T202">e</text:span><text:span text:style-name="T201">n efecto biológico sobre el carácter, </text:span><text:span text:style-name="T203">a partir de este hecho biológico</text:span><text:span text:style-name="T201"> si que se </text:span><text:span text:style-name="T203">garantizaría</text:span><text:span text:style-name="T201"> </text:span><text:span text:style-name="T202">una asociación (no observada) entre el QTL y el carácter </text:span><text:span text:style-name="T37">(cita)</text:span><text:span text:style-name="T202">.</text:span></text:p>
      <text:p text:style-name="P25"/>
      <text:p text:style-name="P3">- Métodos estadísticos en la selección genómica</text:p>
      <text:p text:style-name="P59"><text:soft-page-break/></text:p>
      <text:p text:style-name="P29"><text:span text:style-name="T40">En la selección genómica, la relación genotipo-fenotipo puede ser representada como un modelo lineal (Figura 1.4). Por tanto, el modelo de regresión lineal es un enfoque fundamental en la selección genómica</text:span><text:span text:style-name="T39"> </text:span><text:span text:style-name="T6">(cita)</text:span><text:span text:style-name="T39">.</text:span></text:p>
      <text:p text:style-name="P58"/>
      <text:p text:style-name="P13">Figura 1.<text:span text:style-name="T228">4</text:span></text:p>
      <text:p text:style-name="P65"/>
      <text:p text:style-name="P27">Dicha relación genotipo-fenotipo se puede expresar de la forma:</text:p>
      <text:p text:style-name="P66"/>
      <text:p text:style-name="P70"><text:span text:style-name="T227">E</text:span>xpresión del modelo de regresión lineal.</text:p>
      <text:p text:style-name="P70"/>
      <text:p text:style-name="P28">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8"/>
      <text:p text:style-name="P28">Así mismo, el modelo anterior se puede expresar en notación matricial como:</text:p>
      <text:p text:style-name="P69"/>
      <text:p text:style-name="P74">Expresión del modelo de regresión lineal en forma matricial.</text:p>
      <text:p text:style-name="P71"/>
      <text:p text:style-name="P36">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75"/>
      <text:p text:style-name="P77"><text:span text:style-name="T204">Sin embargo, con el uso decenas de miles de marcadores de ADN para predecir el GEBV, al emplear el modelo lineal en selección genómica puede surgir un problema conocido como p grande y n pequeño </text:span><text:span text:style-name="T208">(</text:span><text:span text:style-name="T209">cita</text:span><text:span text:style-name="T208">)</text:span><text:span text:style-name="T204">,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92">(Figura 1.5)</text:span><text:span text:style-name="T204">.</text:span></text:p>
      <text:p text:style-name="P76"/>
      <text:p text:style-name="P14">Figura 1.<text:span text:style-name="T230">5</text:span></text:p>
      <text:p text:style-name="P76"/>
      <text:p text:style-name="P33">Al proponer la teoría de la selección <text:span text:style-name="T233">genómica</text:span>, <text:span text:style-name="T229">Meuwissen, Hayes, y Goddard </text:span><text:span text:style-name="T9">(</text:span><text:span text:style-name="T7">cita</text:span><text:span text:style-name="T9">)</text:span><text:span text:style-name="T229"> </text:span>proporcionaron también <text:span text:style-name="T232">una serie de </text:span>métodos <text:span text:style-name="T232">estadísticos como solución al problema planteado en el párrafo anterior, esto es, el mejor predictor lineal insesgado por regresión de crestas (rrBLUP), y los métodos Bayesianos BayesA y BayesB.</text:span></text:p>
      <text:p text:style-name="P32"/>
      <text:p text:style-name="P30"><text:span text:style-name="T232">En relación al rr</text:span>BLUP, e<text:span text:style-name="T232">ste</text:span> se puede expresar como un modelo lineal mixto:</text:p>
      <text:p text:style-name="P30"/>
      <text:p text:style-name="P72"><text:span text:style-name="T227">E</text:span>xpresión del <text:span text:style-name="T231">rrBLUP</text:span></text:p>
      <text:p text:style-name="P72"/>
      <text:p text:style-name="P31">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35">En el</text:span> rrBLUP, se <text:span text:style-name="T235">asume que todos los marcadores explican cantidades iguales de variación genética (esto es, varianza común para el efecto del marcador) y supone que sus efectos son</text:span> normalmente distribuido<text:span text:style-name="T235">s</text:span> <text:span text:style-name="T1">(</text:span><text:span text:style-name="T8">cita</text:span><text:span text:style-name="T1">)</text:span>.</text:p>
      <text:p text:style-name="P31"/>
      <text:p text:style-name="P34">Con respecto a los métodos Bayesianos, <text:span text:style-name="T234">estos, a diferencia del método anterior, no asumen una distribución normal de los efectos de los marca</text:span><text:span text:style-name="T176">dores, </text:span><text:span text:style-name="T177">sino que </text:span><text:span text:style-name="T176">en su lugar </text:span><text:span text:style-name="T178">permiten que una parte de </text:span><text:span text:style-name="T179">dichos marcadores</text:span><text:span text:style-name="T178"> </text:span><text:span text:style-name="T152">ten</text:span><text:span text:style-name="T155">ga</text:span><text:span text:style-name="T152">n efectos </text:span><text:span text:style-name="T155">importantes</text:span><text:span text:style-name="T152"> </text:span><text:span text:style-name="T153">sobre</text:span><text:span text:style-name="T152"> el </text:span><text:span text:style-name="T153">carácter</text:span><text:span text:style-name="T152">, </text:span><text:span text:style-name="T154">p</text:span><text:span text:style-name="T152">ermit</text:span><text:span text:style-name="T154">i</text:span><text:span text:style-name="T152">e</text:span><text:span text:style-name="T154">ndo así</text:span><text:span text:style-name="T152"> </text:span><text:span text:style-name="T156">efectos</text:span><text:span text:style-name="T152"> diferentes</text:span><text:span text:style-name="T176"> </text:span><text:span text:style-name="T185">(cita)</text:span><text:span text:style-name="T176"> </text:span><text:span text:style-name="T183">y </text:span><text:span text:style-name="T184">en consecuencia</text:span><text:span text:style-name="T187"> colocar aquí que considera distintas arquitecturas genéticas</text:span><text:span text:style-name="T176">.</text:span></text:p>
      <text:p text:style-name="P87"/>
      <text:p text:style-name="P34"><text:span text:style-name="T179">Los modelos de regresión </text:span><text:span text:style-name="T180">B</text:span><text:span text:style-name="T179">ayesian</text:span><text:span text:style-name="T180">os</text:span><text:span text:style-name="T179"> (BayesA y BayesB) </text:span><text:span text:style-name="T180">propuestos por </text:span><text:span text:style-name="T181">Meuwissen, Hayes, y Goddard</text:span><text:span text:style-name="T180"> </text:span><text:span text:style-name="T186">(cita)</text:span><text:span text:style-name="T179">, </text:span><text:span text:style-name="T182">se diferencian</text:span><text:span text:style-name="T179"> en </text:span><text:span text:style-name="T182">los</text:span><text:span text:style-name="T179"> distintos supuestos sobre los efectos del marcador y sus distribuciones</text:span><text:span text:style-name="T180">. </text:span><text:span text:style-name="T236">De acuerdo a Blasco </text:span><text:span text:style-name="T11">(cita)</text:span><text:span text:style-name="T236">,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37">. </text:span><text:span text:style-name="T238">De la misma manera, BayesA y BayesB se diferencian </text:span></text:p>
      <text:p text:style-name="P35"/>
      <text:p text:style-name="P4"><text:span text:style-name="T103">Sobre la base de los dos modelos </text:span><text:span text:style-name="T104">de regresión</text:span><text:span text:style-name="T103"> </text:span><text:span text:style-name="T104">B</text:span><text:span text:style-name="T103">ayesianos propuestos por </text:span><text:span text:style-name="T171">Meuwissen, Hayes, y Goddard</text:span><text:span text:style-name="T172"> </text:span><text:span text:style-name="T173">(cita)</text:span><text:span text:style-name="T103">, </text:span><text:span text:style-name="T104">se</text:span><text:span text:style-name="T103"> han </text:span><text:span text:style-name="T107">desarrollad</text:span><text:span text:style-name="T103">o una </text:span><text:span text:style-name="T104">gran</text:span><text:span text:style-name="T103"> variedad de modelos </text:span><text:span text:style-name="T104">B</text:span><text:span text:style-name="T103">ayesianos para la </text:span><text:span text:style-name="T104">predicción</text:span><text:span text:style-name="T103"> de</text:span><text:span text:style-name="T104">l</text:span><text:span text:style-name="T103"> GEBV. </text:span><text:span text:style-name="T105">Por ejemplo en BayesC, se supone que todos los marcadores </text:span><text:span text:style-name="T108">s</text:span><text:span text:style-name="T105">e distribuyen de forma normal (como </text:span><text:span text:style-name="T109">la</text:span><text:span text:style-name="T105"> rrBBLUP), sin embargo, al igual que en BayesB, se permite que un porcentaje de los marcadores no tengan efecto sobre el carácter </text:span><text:span text:style-name="T80">(cita)</text:span><text:span text:style-name="T105">. Por otro lado, en el</text:span><text:span text:style-name="T103"> LASSO Bayes</text:span><text:span text:style-name="T105">iano </text:span><text:span text:style-name="T106">se supone </text:span><text:span text:style-name="T103">que el efecto del marcador obedece a </text:span><text:span text:style-name="T106">un</text:span><text:span text:style-name="T103">a distribución de Laplace, </text:span><text:span text:style-name="T106">distribución </text:span><text:span text:style-name="T110">que</text:span><text:span text:style-name="T106"> </text:span><text:span text:style-name="T103">comparte las mismas características </text:span><text:span text:style-name="T106">d</text:span><text:span text:style-name="T103">e la t de Student </text:span><text:span text:style-name="T106">en</text:span><text:span text:style-name="T103"> BayesA </text:span><text:span text:style-name="T106">al</text:span><text:span text:style-name="T103"> </text:span><text:span text:style-name="T106">suponer que</text:span><text:span text:style-name="T103"> todos los </text:span><text:span text:style-name="T106">marcadores</text:span><text:span text:style-name="T103"> </text:span><text:span text:style-name="T106">tienen</text:span><text:span text:style-name="T103"> un efecto distinto de cero y </text:span><text:span text:style-name="T106">con</text:span><text:span text:style-name="T103"> diferentes varianzas </text:span><text:span text:style-name="T81">(cita)</text:span><text:span text:style-name="T103">.</text:span></text:p>
      <text:p text:style-name="P37"/>
      <text:p text:style-name="P4"><text:span text:style-name="T103">Un modelo de regresión equivalente al rrGBLUP, denominado como mejor predictor lineal insesgado genómico (GBLUP), fue propuesto por VanRaden </text:span><text:span text:style-name="T117">(</text:span><text:span text:style-name="T118">cita</text:span><text:span text:style-name="T117">)</text:span><text:span text:style-name="T103">. En el GBLUP, se utiliza una matriz de </text:span><text:span text:style-name="T116">parentesco</text:span><text:span text:style-name="T103"> basad</text:span><text:span text:style-name="T116">o</text:span><text:span text:style-name="T103"> en marcadores de ADN (denominada como matriz G) en lugar de la matriz de </text:span><text:span text:style-name="T116">parentesco</text:span><text:span text:style-name="T103"> basado en pedigríes (denominada como matriz A) del BLUP descrito por Henderson </text:span><text:span text:style-name="T117">(</text:span><text:span text:style-name="T118">cita</text:span><text:span text:style-name="T117">)</text:span><text:span text:style-name="T103">. Luego la predicción del GEBV se realiza mediante un modelo lineal mixto, cuyas ecuaciones son:</text:span></text:p>
      <text:p text:style-name="P37"/>
      <text:p text:style-name="P73"><text:span text:style-name="T227">E</text:span><text:span text:style-name="T103">xpresión de l</text:span><text:span text:style-name="T239">as</text:span><text:span text:style-name="T103"> </text:span><text:span text:style-name="T239">ecuaciones del modelo mixto</text:span></text:p>
      <text:p text:style-name="P37"/>
      <text:p text:style-name="P4"><text:span text:style-name="T103">donde X, Z, b, g y λ denotan los mismos términos de los modelos (1.2) y (1.3), y G</text:span><text:span text:style-name="T240">−1</text:span><text:span text:style-name="T103"> corresponde a la inversa de la matriz G. El GBLUP, al igual que el rrBLUP, supone una varianza común para el efecto del marcador y que el efecto de los marcadores </text:span><text:span text:style-name="T111">están</text:span><text:span text:style-name="T103"> normalmente distribuidos.</text:span></text:p>
      <text:p text:style-name="P37"/>
      <text:p text:style-name="P4"><text:span text:style-name="T103">La idea de VanRaden </text:span><text:span text:style-name="T117">(</text:span><text:span text:style-name="T119">cita</text:span><text:span text:style-name="T117">)</text:span><text:span text:style-name="T103">, al sustituir la matriz A por la matriz G, consistió en precisar el parentesco real entre individuos al momento de estimar los valores de cría. Según Blasco </text:span><text:span text:style-name="T117">(</text:span><text:span text:style-name="T119">cita</text:span><text:span text:style-name="T117">)</text:span><text:span text:style-name="T103">, el parentesco que proviene al usar la matriz A es un parentesco esperado, lo cual no refleja el porcentaje real de genes </text:span><text:span text:style-name="T112">idénticos</text:span><text:span text:style-name="T103"> entre dos individuos emparentados. Caso contrario al parentesco derivado al usar la matriz G cuyo parentesco es observado, debido a lo cual si evidencia de forma precisa el parentesco real entre dos individuos </text:span><text:span text:style-name="T100">(Figura 1.6)</text:span><text:span text:style-name="T103">. </text:span><text:span text:style-name="T122">MEJORAR ESTO CON EL ARTICULO DE IBD Y IBS. </text:span><text:span text:style-name="T123">Tambien ver el articulo Experiences with a single-step genome evaluation donde mencionan la mayor precisión de la GS debido a una mejor estimación de las relaciones entre los aniales.</text:span></text:p>
      <text:p text:style-name="P37"><text:soft-page-break/></text:p>
      <text:p text:style-name="P15"><text:span text:style-name="T103">Figura 1.</text:span><text:span text:style-name="T241">6</text:span></text:p>
      <text:p text:style-name="P37"/>
      <text:p text:style-name="P5"><text:span text:style-name="T103">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12">con</text:span><text:span text:style-name="T103"> fenotipo y </text:span><text:span text:style-name="T112">sin</text:span><text:span text:style-name="T103"> fenotipo en el mismo modelo, y al mismo tiempo predecir su GEBV, y calcular su precisión </text:span><text:span text:style-name="T120">(cita)</text:span><text:span text:style-name="T103">. En cuanto a la velocidad de calculo, el GBLUP es mucho más rápido que los método Bayesianos, por lo que es más adecuado para obtener rápidamente el GEBV. </text:span><text:span text:style-name="T113">Sin embargo, los métodos Bayesianos permiten incorporar al modelo información previa proveniente de múltiples estudios, siendo esto una ventaja de los mismos sobre otros métodos como el GBLUP. En tal sentido, de los Campo</text:span><text:span text:style-name="T114">s</text:span><text:span text:style-name="T113"> et al </text:span><text:span text:style-name="T121">(cita)</text:span><text:span text:style-name="T113"> </text:span><text:span text:style-name="T114">proporciona</text:span><text:span text:style-name="T115">n</text:span><text:span text:style-name="T114">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8"/>
      <text:p text:style-name="P6">- De la selección genómica de múltiples pasos a un solo paso</text:p>
      <text:p text:style-name="P38"/>
      <text:p text:style-name="P56">Para implementar los métodos de selección genómica <text:span text:style-name="T258">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1">puede ser desventajosa al momento de </text:span><text:span text:style-name="T73">implementar</text:span><text:span text:style-name="T71"> la selección genómica, ya que por lo general no todos los individuos pueden genotiparse y en ocasiones (principalmente en animales) no se tienen valores fenotípicos para caracteres de interés (por ejemplo, </text:span><text:span text:style-name="T72">la </text:span><text:span text:style-name="T71">producción de leche en machos) </text:span><text:span text:style-name="T214">(cita)</text:span><text:span text:style-name="T71">. </text:span><text:span text:style-name="T72">Como solución a</text:span><text:span text:style-name="T73">l</text:span><text:span text:style-name="T72"> problema </text:span><text:span text:style-name="T73">de </text:span><text:span text:style-name="T76">la</text:span><text:span text:style-name="T72"> falta de fenotipos, VanRaden </text:span><text:span text:style-name="T215">(cita),</text:span><text:span text:style-name="T72"> con la implementación del GBLUP, propuso asignarle pseudo-fenotipos </text:span><text:span text:style-name="T73">o valores de-regresados</text:span><text:span text:style-name="T72"> </text:span><text:span text:style-name="T73">(estos son, valores fenotípicos <text:s/>estimados a partir de </text:span><text:span text:style-name="T75">los</text:span><text:span text:style-name="T73"> </text:span><text:span text:style-name="T75">EBV</text:span><text:span text:style-name="T73">)</text:span><text:span text:style-name="T72"> a </text:span><text:span text:style-name="T73">aquel</text:span><text:span text:style-name="T72">los individuos con fenotipos faltantes, bas</text:span><text:span text:style-name="T75">án</text:span><text:span text:style-name="T72">dos</text:span><text:span text:style-name="T75">e</text:span><text:span text:style-name="T72"> en la información de sus parientes, </text:span><text:span text:style-name="T73">permitiendo de esta forma implementar la selección genómica combinando los </text:span><text:span text:style-name="T74">EBV</text:span><text:span text:style-name="T73"> y los genotipos a través de múltiples pasos </text:span><text:span text:style-name="T196">(Figura 1.7)</text:span><text:span text:style-name="T73"> </text:span><text:span text:style-name="T216">(cita)</text:span><text:span text:style-name="T73">.</text:span></text:p>
      <text:p text:style-name="P64"/>
      <text:p text:style-name="P18">Figura 1.7 </text:p>
      <text:p text:style-name="P54"/>
      <text:p text:style-name="P54">Empero, esta forma de implementar la selección genómica en múltiples pasos es tendente a cometer errores <text:span text:style-name="T207">(</text:span><text:span text:style-name="T217">cita</text:span><text:span text:style-name="T207">)</text:span>, además de presentar inconvenientes como son la perdida de información y la <text:span text:style-name="T259">dificultad</text:span> de generalizarse a caracteres múltiples y maternos <text:span text:style-name="T207">(</text:span><text:span text:style-name="T217">cita</text:span><text:span text:style-name="T207">)</text:span>. Conscientes de esto, Legarra, Aguilar, y Misztal <text:span text:style-name="T207">(</text:span><text:span text:style-name="T217">cita</text:span><text:span text:style-name="T207">)</text:span> simplificaron el proceso de varios pasos al desarrollar un método de selección genómica, en el que los fenotipos de los individuos genotipados y no genotipados se analizan conjuntamente para predecir su EBV <text:span text:style-name="T207">(</text:span><text:span text:style-name="T217">cita</text:span><text:span text:style-name="T207">)</text:span>.</text:p>
      <text:p text:style-name="P54"/>
      <text:p text:style-name="P54">En el ssGBLUP se dispone de una matriz de parentesco genómica de individuos genotipados y no genotipados, denominada como matriz de <text:span text:style-name="T260">parentesco</text:span> combinada o matriz H <text:span text:style-name="T190">(Figura 1.7)</text:span>. Esta matriz se obtiene combinando información de <text:span text:style-name="T260">parentesco</text:span> basada en marcadores de ADN (matriz G) entre individuos genotipados, e información de <text:span text:style-name="T260">parentesco</text:span> basado en pedigríes (matiz A) entre individuos genotipados y no genotipados <text:span text:style-name="T207">(</text:span><text:span text:style-name="T218">cita</text:span><text:span text:style-name="T207">)</text:span>. Con ello, el proceso anterior de múltiples pasos tiende a simplificarse al incorporar la información genómica desde el primer paso <text:span text:style-name="T207">(</text:span><text:span text:style-name="T218">cita</text:span><text:span text:style-name="T207">)</text:span>, sin la necesidad del calculo posterior de pseudo-fenotipos <text:span text:style-name="T207">(</text:span><text:span text:style-name="T218">cita</text:span><text:span text:style-name="T207">)</text:span>.</text:p>
      <text:p text:style-name="P54"/>
      <text:p text:style-name="P54">El proceso de construcción de la matriz H es simple <text:span text:style-name="T262">(</text:span><text:span text:style-name="T263">R</text:span><text:span text:style-name="T262">e</text:span><text:span text:style-name="T263">cuadro</text:span><text:span text:style-name="T262"> 1.1)</text:span>. De acuerdo a delosCampos et al. <text:span text:style-name="T207">(</text:span><text:span text:style-name="T219">cita</text:span><text:span text:style-name="T207">)</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4"/>
      <text:p text:style-name="P55"><text:span text:style-name="T263">R</text:span><text:span text:style-name="T262">e</text:span><text:span text:style-name="T263">cuadro</text:span><text:span text:style-name="T262"> 1.1</text:span></text:p>
      <text:p text:style-name="P54"/>
      <text:p text:style-name="P54">Al ser una forma de BLUP o GBLUP en el que la matriz A y G, respectivamente, es sustituida por la matriz H <text:span text:style-name="T207">(</text:span><text:span text:style-name="T220">cita</text:span><text:span text:style-name="T207">)</text:span>, el ssGBLUP se puede adecuar con facilidad a caracteres múltiples y maternos <text:span text:style-name="T207">(</text:span><text:span text:style-name="T220">cita</text:span><text:span text:style-name="T207">)</text:span>, además se adapta también a las herramientas <text:span text:style-name="T261">informáticas</text:span> ya desarrolladas en base al BLUP y GBLUP <text:span text:style-name="T207">(</text:span><text:span text:style-name="T220">cita</text:span><text:span text:style-name="T207">)</text:span>. Este hecho hace del ssGBLUP un método de uso rutinario para la selección genómica, donde ha demostrado que produce una predicción más precisa en comparación a los métodos BLUP y GBLUP ya mencionados <text:span text:style-name="T207">(</text:span><text:span text:style-name="T220">cita</text:span><text:span text:style-name="T207">)</text:span>.</text:p>
      <text:p text:style-name="P54"/>
      <text:p text:style-name="P8">- Factores que afecta<text:span text:style-name="T270">n</text:span> la habilidad predictiva de la selección genómica</text:p>
      <text:p text:style-name="P54"/>
      <text:p text:style-name="P94">La precisión con la que se predice el GEBV es el factor más importante que determina el éxito de la selección genómica <text:span text:style-name="T221">(cita)</text:span>. <text:span text:style-name="T267">Dicha precisión se suele evaluar como la correlación entre el GEBV predicho y el valor fenotípico real u observado, lo que se denomina como habilidad predictiva </text:span><text:span text:style-name="T221">(cita)</text:span><text:span text:style-name="T267">. Así mismo, la habilidad predictiva de la selección genómica depende de las características de los datos genotípicos, </text:span><text:span text:style-name="T268">esto es, el número de individuos genotipados y </text:span><text:span text:style-name="T269">la </text:span><text:span text:style-name="T268">densidad del marcador </text:span><text:span text:style-name="T222">(cita)</text:span><text:span text:style-name="T268">.</text:span></text:p>
      <text:p text:style-name="P54"/>
      <text:p text:style-name="P96">En relación a la densidad del marcador, <text:span text:style-name="T272">hoy en día se conoce que la habilidad predictiva de la selección genómica disminuye a menor número de marcadores de ADN en desequilibrio de ligamiento con el QTL </text:span><text:span text:style-name="T223">(cita)</text:span><text:span text:style-name="T272">. </text:span><text:span text:style-name="T273">Así mismo, los estudios de simulación indican que a mayor número de marcadores se mejora </text:span><text:span text:style-name="T274">l</text:span><text:span text:style-name="T273">a habilidad predictiva </text:span><text:span text:style-name="T274">de la selección genómica</text:span><text:span text:style-name="T273"> </text:span><text:span text:style-name="T15">(cita)</text:span><text:span text:style-name="T272">. Sin embargo, el aumento de la precisión puede alcanzar su limite a medida que se aumenta la densidad del marcador </text:span><text:span text:style-name="T223">(cita)</text:span><text:span text:style-name="T273">, </text:span><text:span text:style-name="T274">por lo cual </text:span><text:span text:style-name="T275">se recomienda mediante simulación evaluar el efecto del número de marcadores de ADN en la precisión de la predicción, antes de implementar la selección genómica en escenarios prácticos </text:span><text:span text:style-name="T224">(cita)</text:span><text:span text:style-name="T275">.</text:span></text:p>
      <text:p text:style-name="P95"><text:span text:style-name="T274"/></text:p>
      <text:p text:style-name="P99"><text:span text:style-name="T274">E</text:span><text:span text:style-name="T266">n cuanto al número de individuos genotipados, </text:span><text:span text:style-name="T276">la habilidad predictiva de la selección genómica </text:span><text:span text:style-name="T277">es</text:span><text:span text:style-name="T276"> mayor a medida que aument</text:span><text:span text:style-name="T277">a</text:span><text:span text:style-name="T276"> </text:span><text:span text:style-name="T277">su proporción</text:span><text:span text:style-name="T276">. </text:span><text:span text:style-name="T277">Esto lo evidencia</text:span><text:span text:style-name="T279">n</text:span><text:span text:style-name="T277"> Nakaya y Isobe </text:span><text:span text:style-name="T225">(cita)</text:span><text:span text:style-name="T277">, Blasco y Toro </text:span><text:span text:style-name="T225">(cita)</text:span><text:span text:style-name="T277">, y Desta y Ortiz </text:span><text:span text:style-name="T225">(cita)</text:span><text:span text:style-name="T276">, </text:span><text:span text:style-name="T277">quienes </text:span><text:span text:style-name="T278">coinciden en</text:span><text:span text:style-name="T277"> </text:span><text:span text:style-name="T278">afirmar que </text:span><text:span text:style-name="T280">a </text:span><text:span text:style-name="T278">mayor tamaño de la población de entrenamiento, mayor sera la precisión de la predicción del GEBV</text:span><text:span text:style-name="T276">.</text:span></text:p>
      <text:p text:style-name="P93"><text:span text:style-name="T207"/></text:p>
      <text:p text:style-name="P7">Breve descripción de la mejora genética en arroz (<text:span text:style-name="T245">Oryza sativa L.</text:span>)</text:p>
      <text:p text:style-name="P38"/>
      <text:p text:style-name="P6">- <text:span text:style-name="T255">Diferencias de l</text:span>a mejora genética en animales y <text:span text:style-name="T250">en</text:span> plantas</text:p>
      <text:p text:style-name="P6"/>
      <text:p text:style-name="P39"><text:span text:style-name="T243">T</text:span>ras la domesticación de animales y el cultivo de plantas, la especie humana <text:span text:style-name="T244">consiguió</text:span> <text:span text:style-name="T242">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42">. Hoy en día, se conoce como mejora genética al proceso de mejorar los caracteres fenotípicos deseables en animales y plantas mediante selección artificial </text:span><text:span text:style-name="T12">(cita)</text:span><text:span text:style-name="T242">, siendo la misma reconocida como una intrincada integración de ciencia y practicidad </text:span><text:span text:style-name="T12">(cita)</text:span><text:span text:style-name="T242">.</text:span></text:p>
      <text:p text:style-name="P39"/>
      <text:p text:style-name="P42"><text:soft-page-break/>En <text:span text:style-name="T246">términos generales,</text:span> <text:span text:style-name="T246">la mejora genética se puede organizar en tres procesos, siendo estos la producción de variación genética, la selección entre la variación y la multiplicación para uso comercial </text:span><text:span text:style-name="T193">(Figura 1.8)</text:span><text:span text:style-name="T246">.</text:span></text:p>
      <text:p text:style-name="P40"/>
      <text:p text:style-name="P16">Figura 1.<text:span text:style-name="T248">8</text:span></text:p>
      <text:p text:style-name="P40"/>
      <text:p text:style-name="P41"><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10">(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60"/>
      <text:p text:style-name="P44"><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47">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47">.</text:span></text:p>
      <text:p text:style-name="P44"/>
      <text:p text:style-name="P44"><text:span text:style-name="T247">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11">(cita)</text:span><text:span text:style-name="T249">. Según Hickey et al </text:span><text:span text:style-name="T211">(cita),</text:span><text:span text:style-name="T249">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3"/>
      <text:p text:style-name="P49"><text:span text:style-name="T252">Por otro lado, d</text:span>esde el momento en que la selección genómica fue propuesta por <text:span text:style-name="T229">Meuwissen, Hayes, y Goddard </text:span><text:span text:style-name="T9">(</text:span><text:span text:style-name="T7">cita</text:span><text:span text:style-name="T9">)</text:span><text:span text:style-name="T229">, se adapto rápidamente a la mejora genética de animales, pri</text:span><text:span text:style-name="T70">ncipalmente al sector ganadero. Sin embargo, el uso de la selección genómica en plantas se ha quedado atrás</text:span><text:span text:style-name="T229"> </text:span><text:span text:style-name="T212">(cita)</text:span><text:span text:style-name="T229"> y son varias las razones de ello:</text:span></text:p>
      <text:p text:style-name="P46"/>
      <text:p text:style-name="P53">1- Los métodos de mejora genética en animales y en plantas han divergido a lo largo de los años, lo cual implica que se requiera de tiempo para que los avances y las contribuciones realizadas en un campo se trasladen al otro<text:span text:style-name="T229"> </text:span><text:span text:style-name="T212">(cita)</text:span>.</text:p>
      <text:p text:style-name="P46"/>
      <text:p text:style-name="P47"><text:span text:style-name="T253">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13">(cita)</text:span><text:span text:style-name="T251">.</text:span></text:p>
      <text:p text:style-name="P61"/>
      <text:p text:style-name="P48"><text:soft-page-break/><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29"> </text:span><text:span text:style-name="T212">(cita)</text:span><text:span text:style-name="T60">. </text:span><text:span text:style-name="T256">MEJORAR ESTO COLOCANDO EN QUE CONSISTEN ESOS MÉTODOS</text:span></text:p>
      <text:p text:style-name="P62"/>
      <text:p text:style-name="P50"><text:span text:style-name="T64">4- </text:span><text:span text:style-name="T63">Es costoso invertir en infraestructura computacional y de registro tanto de datos genotípicos como fenotípicos requeridos para implementar la selección genómica. </text:span><text:span text:style-name="T68">El tamaño de las poblaciones en la cría de animales son mucho más pequeños </text:span><text:span text:style-name="T69">que la mayoría</text:span><text:span text:style-name="T68"> </text:span><text:span text:style-name="T69">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9"> </text:span><text:span text:style-name="T212">(cita)</text:span><text:span text:style-name="T69">.</text:span></text:p>
      <text:p text:style-name="P45"/>
      <text:p text:style-name="P52"><text:span text:style-name="T257">Pese a lo anterior, e</text:span>n la literatura <text:span text:style-name="T254">científica</text:span> <office:annotation office:name="__Annotation__2346_1106703410"><dc:creator>Autor desconocido</dc:creator><dc:date>2022-03-08T04:07:23.447657557</dc:date><text:p text:style-name="P100"><text:span text:style-name="T281">Ver en la página 686 del articulo Quantitative genetic studies with applications in plant breedng in the omics era.</text:span></text:p></office:annotation><text:span text:style-name="T194">(</text:span><text:span text:style-name="T195">Tabla 1.1</text:span><text:span text:style-name="T194">)</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1"/>
      <text:p text:style-name="P17">Tabla 1.1</text:p>
      <text:p text:style-name="P51"/>
      <text:p text:style-name="P98">RECORDAR <text:s/>en la página 244 del articulo genomic selection in rice: empirical… hablan de que para que la GS se use en plantas, se debe tener en cuenta la interacción GxE.<text:span text:style-name="T264"> Podría hablar de esto en el estudio de simulación. </text:span><text:span text:style-name="T271">También el articulo genomic selection in plant breedng: methods, models, and perspectives en las páginas 966 y 967 donde hablan de esra interacción.</text:span></text:p>
      <text:p text:style-name="P51"/>
      <text:p text:style-name="P9">- Relevancia de la mejora genética en arroz</text:p>
      <text:p text:style-name="P63"/>
      <text:p text:style-name="P67"><text:span text:style-name="T16">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7">En el articulo Breeding: Plants, Modern, en la pagina 187, también hablan del arroz como un ejemplo de especie autopolinizadora.</text:span></text:p>
      <text:p text:style-name="P63"/>
      <text:p text:style-name="P88"><text:span text:style-name="T16">RECORDAR para cuando hable sobre el arroz de un articulo que vi donde colocan a la mejora genética como una gran prioridad para asegurar la alimentación en el futuro. </text:span><text:span text:style-name="T65">El articulo de Grinberg et al (</text:span><text:a xlink:type="simple" xlink:href="https://link.springer.com/article/10.1007/s10994-019-05848-5" text:style-name="Internet_20_link" text:visited-style-name="Visited_20_Internet_20_Link"><text:span text:style-name="T65">https://link.springer.com/article/10.1007/s10994-019-05848-5</text:span></text:a><text:span text:style-name="T65">) en el primer parrafo.</text:span></text:p>
      <text:p text:style-name="P88"><text:span text:style-name="T65"/></text:p>
      <text:p text:style-name="P89"><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89"><text:span text:style-name="T16"/></text:p>
      <text:p text:style-name="P90"><text:span text:style-name="T16">RECORDAR el articulo de genomic selection in rice: empirical results an implications for breeding donde mencionan lo siguiente: “</text:span><text:span text:style-name="T265">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90"><text:span text:style-name="T205"/></text:p>
      <text:p text:style-name="P91"><text:span text:style-name="T205">RECORDAR el articulo genomic selection and association mapping… . Aquí describen muy bueno como se diseño el trabajo, lo cual podria usar de ejemplo para describir los métodos del TF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11T11:13:16.395664035</dc:date>
    <meta:editing-duration>P3DT4H45M10S</meta:editing-duration>
    <meta:editing-cycles>357</meta:editing-cycles>
    <meta:generator>LibreOffice/6.0.7.3$Linux_X86_64 LibreOffice_project/00m0$Build-3</meta:generator>
    <meta:document-statistic meta:table-count="0" meta:image-count="0" meta:object-count="0" meta:page-count="8" meta:paragraph-count="75" meta:word-count="4357" meta:character-count="27022" meta:non-whitespace-character-count="22734"/>
  </office:meta>
</office:document-meta>
</file>